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B00000350D45D0546FADC5064.png" manifest:media-type="image/png"/>
  <manifest:file-entry manifest:full-path="Pictures/10000201000002DE000000AF8FF4E139215892BE.png" manifest:media-type="image/png"/>
  <manifest:file-entry manifest:full-path="Pictures/10000201000002FA0000015B3D124F2D78CABEBC.png" manifest:media-type="image/png"/>
  <manifest:file-entry manifest:full-path="Pictures/10000201000002EF000002C32B6399647697CBD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f711" officeooo:paragraph-rsid="0012f71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eedy Prob. #5. Reverse Shuffle Merge [Advanced]</text:p>
      <text:p text:style-name="P1"><draw:frame draw:style-name="fr1" draw:name="Image1" text:anchor-type="char" svg:width="19.001cm" svg:height="21.116cm" draw:z-index="0"><draw:image xlink:href="Pictures/10000201000002FB00000350D45D0546FADC5064.png" xlink:type="simple" xlink:show="embed" xlink:actuate="onLoad" draw:mime-type="image/png"/></draw:frame><text:s/></text:p>
      <text:p text:style-name="P1"><draw:frame draw:style-name="fr1" draw:name="Image2" text:anchor-type="char" svg:width="19.001cm" svg:height="4.53cm" draw:z-index="1"><draw:image xlink:href="Pictures/10000201000002DE000000AF8FF4E139215892BE.png" xlink:type="simple" xlink:show="embed" xlink:actuate="onLoad" draw:mime-type="image/png"/></draw:frame><text:s/></text:p>
      <text:p text:style-name="P1"/>
      <text:p text:style-name="P1"><draw:frame draw:style-name="fr1" draw:name="Image3" text:anchor-type="char" svg:width="19.001cm" svg:height="17.886cm" draw:z-index="2"><draw:image xlink:href="Pictures/10000201000002EF000002C32B6399647697CBDB.png" xlink:type="simple" xlink:show="embed" xlink:actuate="onLoad" draw:mime-type="image/png"/></draw:frame><text:soft-page-break/><text:s/></text:p>
      <text:p text:style-name="P1"><draw:frame draw:style-name="fr1" draw:name="Image4" text:anchor-type="char" svg:width="19.001cm" svg:height="8.652cm" draw:z-index="3"><draw:image xlink:href="Pictures/10000201000002FA0000015B3D124F2D78CABEB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6T19:05:26.174000000</meta:creation-date>
    <dc:date>2022-02-16T21:21:46.741000000</dc:date>
    <meta:editing-duration>PT2H16M20S</meta:editing-duration>
    <meta:editing-cycles>1</meta:editing-cycles>
    <meta:document-statistic meta:table-count="0" meta:image-count="4" meta:object-count="0" meta:page-count="2" meta:paragraph-count="4" meta:word-count="7" meta:character-count="52" meta:non-whitespace-character-count="43"/>
    <meta:generator>LibreOffice/7.1.8.1$Windows_X86_64 LibreOffice_project/e1f30c802c3269a1d052614453f260e49458c82c</meta:generator>
  </office:meta>
</office:document-meta>
</file>